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 Badr" svg:font-family="'B Bad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0736in" fo:margin-top="0in" fo:margin-bottom="0in" table:align="center" style:writing-mode="rl-tb"/>
    </style:style>
    <style:style style:name="Table1.A" style:family="table-column">
      <style:table-column-properties style:column-width="0.6326in"/>
    </style:style>
    <style:style style:name="Table1.B" style:family="table-column">
      <style:table-column-properties style:column-width="0.8097in"/>
    </style:style>
    <style:style style:name="Table1.C" style:family="table-column">
      <style:table-column-properties style:column-width="0.7528in"/>
    </style:style>
    <style:style style:name="Table1.D" style:family="table-column">
      <style:table-column-properties style:column-width="1.1299in"/>
    </style:style>
    <style:style style:name="Table1.E" style:family="table-column">
      <style:table-column-properties style:column-width="0.9375in"/>
    </style:style>
    <style:style style:name="Table1.F" style:family="table-column">
      <style:table-column-properties style:column-width="0.8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rl-tb"/>
    </style:style>
    <style:style style:name="Table2" style:family="table">
      <style:table-properties style:width="5.9931in" fo:margin-left="0.5035in" fo:margin-top="0in" fo:margin-bottom="0in" table:align="left" style:writing-mode="rl-tb"/>
    </style:style>
    <style:style style:name="Table2.A" style:family="table-column">
      <style:table-column-properties style:column-width="1.4931in"/>
    </style:style>
    <style:style style:name="Table2.B" style:family="table-column">
      <style:table-column-properties style:column-width="1.4986in"/>
    </style:style>
    <style:style style:name="Table2.C" style:family="table-column">
      <style:table-column-properties style:column-width="1.509in"/>
    </style:style>
    <style:style style:name="Table2.D" style:family="table-column">
      <style:table-column-properties style:column-width="1.492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rl-tb"/>
    </style:style>
    <style:style style:name="P1" style:family="paragraph" style:parent-style-name="List_20_Paragraph">
      <style:paragraph-properties fo:text-align="justify" style:justify-single-word="false" style:writing-mode="rl-tb"/>
    </style:style>
    <style:style style:name="P2" style:family="paragraph" style:parent-style-name="Standard">
      <style:paragraph-properties fo:text-align="justify" style:justify-single-word="false" style:writing-mode="rl-tb"/>
    </style:style>
    <style:style style:name="P3" style:family="paragraph" style:parent-style-name="List_20_Paragraph">
      <style:paragraph-properties fo:margin-left="1in" fo:margin-right="0in" fo:text-align="justify" style:justify-single-word="false" fo:text-indent="0in" style:auto-text-indent="false" style:writing-mode="rl-tb"/>
      <style:text-properties style:font-name="Arial" fo:font-size="12pt" style:font-size-asian="12pt" style:font-name-complex="B Badr" style:font-size-complex="12pt" style:language-complex="fa" style:country-complex="IR"/>
    </style:style>
    <style:style style:name="P4" style:family="paragraph" style:parent-style-name="List_20_Paragraph">
      <style:paragraph-properties fo:text-align="justify" style:justify-single-word="false" style:writing-mode="rl-tb"/>
      <style:text-properties style:font-name="Arial" fo:font-size="12pt" style:font-size-asian="12pt" style:font-name-complex="B Badr" style:font-size-complex="12pt" style:language-complex="fa" style:country-complex="IR"/>
    </style:style>
    <style:style style:name="P5" style:family="paragraph" style:parent-style-name="Standard">
      <style:paragraph-properties fo:text-align="justify" style:justify-single-word="false" style:writing-mode="rl-tb"/>
      <style:text-properties style:font-name="Arial" fo:font-size="12pt" style:font-size-asian="12pt" style:font-name-complex="B Badr" style:font-size-complex="12pt" style:language-complex="fa" style:country-complex="IR"/>
    </style:style>
    <style:style style:name="P6" style:family="paragraph" style:parent-style-name="List_20_Paragraph">
      <style:paragraph-properties fo:margin-left="0in" fo:margin-right="0in" fo:margin-top="0in" fo:margin-bottom="0in" style:contextual-spacing="true" fo:line-height="100%" fo:text-align="center" style:justify-single-word="false" fo:orphans="2" fo:widows="2" fo:text-indent="0in" style:auto-text-indent="false" style:writing-mode="rl-tb"/>
      <style:text-properties style:font-name="Arial" fo:font-size="11pt" fo:language="en" fo:country="US" style:letter-kerning="false" style:font-name-asian="Calibri1" style:font-size-asian="11pt" style:language-asian="en" style:country-asian="US" style:font-name-complex="B Badr" style:font-size-complex="11pt" style:language-complex="ar" style:country-complex="SA"/>
    </style:style>
    <style:style style:name="P7" style:family="paragraph" style:parent-style-name="List_20_Paragraph">
      <style:paragraph-properties fo:margin-left="0in" fo:margin-right="0in" fo:margin-top="0in" fo:margin-bottom="0in" style:contextual-spacing="true" fo:line-height="100%" fo:text-align="justify" style:justify-single-word="false" fo:orphans="2" fo:widows="2" fo:text-indent="0in" style:auto-text-indent="false" style:writing-mode="rl-tb"/>
      <style:text-properties style:font-name="Arial" fo:font-size="11pt" fo:language="en" fo:country="US" style:letter-kerning="false" style:font-name-asian="Calibri1" style:font-size-asian="11pt" style:language-asian="en" style:country-asian="US" style:font-name-complex="B Badr" style:font-size-complex="11pt" style:language-complex="ar" style:country-complex="SA"/>
    </style:style>
    <style:style style:name="P8" style:family="paragraph" style:parent-style-name="Standard">
      <style:paragraph-properties fo:text-align="center" style:justify-single-word="false" style:writing-mode="rl-tb"/>
      <style:text-properties style:font-name="Arial" fo:font-size="16pt" style:font-size-asian="16pt" style:font-name-complex="B Badr" style:font-size-complex="16pt" style:language-complex="fa" style:country-complex="IR"/>
    </style:style>
    <style:style style:name="P9" style:family="paragraph" style:parent-style-name="Standard">
      <style:paragraph-properties fo:text-align="center" style:justify-single-word="false" style:writing-mode="rl-tb"/>
    </style:style>
    <style:style style:name="P10" style:family="paragraph" style:parent-style-name="Standard">
      <style:paragraph-properties fo:text-align="justify" style:justify-single-word="false" style:writing-mode="rl-tb"/>
      <style:text-properties style:font-name="Arial" fo:font-size="12pt" style:font-size-asian="12pt" style:font-name-complex="B Badr" style:font-size-complex="12pt" style:language-complex="fa" style:country-complex="IR"/>
    </style:style>
    <style:style style:name="P11" style:family="paragraph" style:parent-style-name="List_20_Paragraph" style:list-style-name="WWNum2">
      <style:paragraph-properties fo:text-align="justify" style:justify-single-word="false" style:writing-mode="rl-tb"/>
    </style:style>
    <style:style style:name="P12" style:family="paragraph" style:parent-style-name="List_20_Paragraph" style:list-style-name="WWNum5">
      <style:paragraph-properties fo:text-align="justify" style:justify-single-word="false" style:writing-mode="rl-tb"/>
    </style:style>
    <style:style style:name="P13" style:family="paragraph" style:parent-style-name="List_20_Paragraph" style:list-style-name="WWNum1">
      <style:paragraph-properties fo:text-align="justify" style:justify-single-word="false" style:writing-mode="rl-tb"/>
      <style:text-properties style:font-name="Arial" fo:font-size="12pt" style:font-size-asian="12pt" style:font-name-complex="B Badr" style:font-size-complex="12pt" style:language-complex="fa" style:country-complex="IR"/>
    </style:style>
    <style:style style:name="P14" style:family="paragraph" style:parent-style-name="List_20_Paragraph" style:list-style-name="WWNum2">
      <style:paragraph-properties fo:text-align="justify" style:justify-single-word="false" style:writing-mode="rl-tb"/>
      <style:text-properties style:font-name="Arial" fo:font-size="12pt" style:font-size-asian="12pt" style:font-name-complex="B Badr" style:font-size-complex="12pt" style:language-complex="fa" style:country-complex="IR"/>
    </style:style>
    <style:style style:name="P15" style:family="paragraph" style:parent-style-name="List_20_Paragraph" style:list-style-name="WWNum5">
      <style:paragraph-properties fo:text-align="justify" style:justify-single-word="false" style:writing-mode="rl-tb"/>
      <style:text-properties style:font-name="Arial" fo:font-size="12pt" style:font-size-asian="12pt" style:font-name-complex="B Badr" style:font-size-complex="12pt" style:language-complex="fa" style:country-complex="IR"/>
    </style:style>
    <style:style style:name="P16" style:family="paragraph" style:parent-style-name="List_20_Paragraph" style:list-style-name="WWNum2">
      <style:paragraph-properties fo:text-align="justify" style:justify-single-word="false" style:writing-mode="rl-tb"/>
      <style:text-properties style:font-name="Arial" fo:font-size="12pt" fo:font-weight="bold" style:font-size-asian="12pt" style:font-weight-asian="bold" style:font-name-complex="B Badr" style:font-size-complex="12pt" style:language-complex="fa" style:country-complex="IR" style:font-weight-complex="bold"/>
    </style:style>
    <style:style style:name="P17" style:family="paragraph" style:parent-style-name="List_20_Paragraph">
      <style:paragraph-properties fo:margin-left="0in" fo:margin-right="0in" fo:margin-top="0in" fo:margin-bottom="0in" style:contextual-spacing="true" fo:line-height="100%" fo:text-align="center" style:justify-single-word="false" fo:orphans="2" fo:widows="2" fo:text-indent="0in" style:auto-text-indent="false" style:writing-mode="rl-tb"/>
      <style:text-properties style:font-name="Arial" fo:font-size="12pt" fo:language="en" fo:country="US" style:letter-kerning="false" style:font-name-asian="Calibri1" style:font-size-asian="12pt" style:language-asian="en" style:country-asian="US" style:font-name-complex="B Badr" style:font-size-complex="12pt" style:language-complex="fa" style:country-complex="IR"/>
    </style:style>
    <style:style style:name="P18" style:family="paragraph" style:parent-style-name="List_20_Paragraph">
      <style:paragraph-properties fo:margin-left="0in" fo:margin-right="0in" fo:margin-top="0in" fo:margin-bottom="0in" style:contextual-spacing="true" fo:line-height="100%" fo:text-align="justify" style:justify-single-word="false" fo:orphans="2" fo:widows="2" fo:text-indent="0in" style:auto-text-indent="false" style:writing-mode="rl-tb"/>
      <style:text-properties style:font-name="Arial" fo:font-size="12pt" fo:language="en" fo:country="US" style:letter-kerning="false" style:font-name-asian="Calibri1" style:font-size-asian="12pt" style:language-asian="en" style:country-asian="US" style:font-name-complex="B Badr" style:font-size-complex="12pt" style:language-complex="fa" style:country-complex="IR"/>
    </style:style>
    <style:style style:name="P19" style:family="paragraph" style:parent-style-name="List_20_Paragraph">
      <style:paragraph-properties fo:margin-left="0in" fo:margin-right="0in" fo:margin-top="0in" fo:margin-bottom="0in" style:contextual-spacing="true" fo:line-height="100%" fo:text-align="center" style:justify-single-word="false" fo:orphans="2" fo:widows="2" fo:text-indent="0in" style:auto-text-indent="false" style:writing-mode="rl-tb"/>
      <style:text-properties style:font-name="Arial" fo:font-size="12pt" fo:language="en" fo:country="US" officeooo:rsid="001b31d2" officeooo:paragraph-rsid="001b31d2" style:letter-kerning="false" style:font-name-asian="Calibri1" style:font-size-asian="12pt" style:language-asian="en" style:country-asian="US" style:font-name-complex="B Badr" style:font-size-complex="12pt" style:language-complex="fa" style:country-complex="IR"/>
    </style:style>
    <style:style style:name="P20" style:family="paragraph" style:parent-style-name="List_20_Paragraph" style:list-style-name="WWNum5">
      <style:paragraph-properties fo:text-align="justify" style:justify-single-word="false" style:writing-mode="rl-tb"/>
      <style:text-properties style:font-name="Arial" fo:font-size="12pt" fo:background-color="#ffff00" style:font-size-asian="12pt" style:font-name-complex="B Badr" style:font-size-complex="12pt" style:language-complex="fa" style:country-complex="IR"/>
    </style:style>
    <style:style style:name="P21" style:family="paragraph" style:parent-style-name="List_20_Paragraph" style:list-style-name="WWNum5">
      <style:paragraph-properties fo:text-align="justify" style:justify-single-word="false" style:writing-mode="rl-tb"/>
      <style:text-properties style:font-name="Arial" fo:font-size="12pt" fo:font-style="italic" style:text-underline-style="solid" style:text-underline-width="auto" style:text-underline-color="font-color" fo:font-weight="bold" style:font-size-asian="12pt" style:font-style-asian="italic" style:font-weight-asian="bold" style:font-name-complex="B Badr" style:font-size-complex="12pt" style:language-complex="fa" style:country-complex="IR" style:font-style-complex="italic" style:font-weight-complex="bold"/>
    </style:style>
    <style:style style:name="P22" style:family="paragraph" style:parent-style-name="List_20_Paragraph" style:list-style-name="WWNum5">
      <style:paragraph-properties fo:text-align="justify" style:justify-single-word="false" style:writing-mode="rl-tb"/>
      <style:text-properties style:font-name="Arial" fo:font-size="12pt" fo:font-style="italic" fo:font-weight="bold" fo:background-color="#ffff00" style:font-size-asian="12pt" style:font-style-asian="italic" style:font-weight-asian="bold" style:font-name-complex="B Badr" style:font-size-complex="12pt" style:language-complex="fa" style:country-complex="IR" style:font-style-complex="italic" style:font-weight-complex="bold"/>
    </style:style>
    <style:style style:name="P23" style:family="paragraph" style:parent-style-name="List_20_Paragraph" style:list-style-name="WWNum5">
      <style:paragraph-properties fo:text-align="justify" style:justify-single-word="false" style:writing-mode="rl-tb"/>
      <style:text-properties style:font-name="Arial" fo:font-size="12pt" fo:font-style="italic" fo:font-weight="bold" style:font-size-asian="12pt" style:font-style-asian="italic" style:font-weight-asian="bold" style:font-name-complex="B Badr" style:font-size-complex="12pt" style:language-complex="fa" style:country-complex="IR" style:font-style-complex="italic" style:font-weight-complex="bold"/>
    </style:style>
    <style:style style:name="T1" style:family="text">
      <style:text-properties fo:font-size="16pt" style:font-size-asian="16pt" style:font-name-complex="B Badr" style:font-size-complex="16pt" style:language-complex="fa" style:country-complex="IR"/>
    </style:style>
    <style:style style:name="T2" style:family="text">
      <style:text-properties style:font-name="Arial" fo:font-size="16pt" style:font-size-asian="16pt" style:font-name-complex="B Badr" style:font-size-complex="16pt" style:language-complex="fa" style:country-complex="IR"/>
    </style:style>
    <style:style style:name="T3" style:family="text">
      <style:text-properties style:font-name="Arial" fo:font-size="12pt" fo:font-weight="bold" style:font-size-asian="12pt" style:font-weight-asian="bold" style:font-name-complex="B Badr" style:font-size-complex="12pt" style:language-complex="fa" style:country-complex="IR" style:font-weight-complex="bold"/>
    </style:style>
    <style:style style:name="T4" style:family="text">
      <style:text-properties style:font-name="Arial" fo:font-size="12pt" style:font-size-asian="12pt" style:font-name-complex="B Badr" style:font-size-complex="12pt" style:language-complex="fa" style:country-complex="IR"/>
    </style:style>
    <style:style style:name="T5" style:family="text">
      <style:text-properties style:font-name="Arial" fo:font-size="12pt" style:font-size-asian="12pt" style:font-name-complex="Cambria" style:font-size-complex="12pt" style:language-complex="fa" style:country-complex="IR"/>
    </style:style>
    <style:style style:name="T6" style:family="text">
      <style:text-properties style:font-name="Arial" fo:font-size="12pt" fo:background-color="#00ff00" loext:char-shading-value="0" style:font-size-asian="12pt" style:font-name-complex="B Badr" style:font-size-complex="12pt" style:language-complex="fa" style:country-complex="IR"/>
    </style:style>
    <style:style style:name="T7" style:family="text">
      <style:text-properties style:font-name="Arial" fo:font-size="12pt" fo:background-color="#00ffff" loext:char-shading-value="0" style:font-size-asian="12pt" style:font-name-complex="B Badr" style:font-size-complex="12pt" style:language-complex="fa" style:country-complex="IR"/>
    </style:style>
    <style:style style:name="T8" style:family="text">
      <style:text-properties style:font-name="Arial" fo:font-size="12pt" fo:background-color="#ffff00" loext:char-shading-value="0" style:font-size-asian="12pt" style:font-name-complex="B Badr" style:font-size-complex="12pt" style:language-complex="fa" style:country-complex="IR"/>
    </style:style>
    <style:style style:name="T9" style:family="text">
      <style:text-properties style:font-name="Arial" fo:font-size="12pt" fo:font-style="italic" style:text-underline-style="solid" style:text-underline-width="auto" style:text-underline-color="font-color" fo:font-weight="bold" style:font-size-asian="12pt" style:font-style-asian="italic" style:font-weight-asian="bold" style:font-name-complex="B Badr" style:font-size-complex="12pt" style:language-complex="fa" style:country-complex="IR" style:font-style-complex="italic" style:font-weight-complex="bold"/>
    </style:style>
    <style:style style:name="T10" style:family="text">
      <style:text-properties style:font-name="Arial" fo:font-size="12pt" fo:font-style="italic" style:text-underline-style="solid" style:text-underline-width="auto" style:text-underline-color="font-color" style:font-size-asian="12pt" style:font-style-asian="italic" style:font-name-complex="B Badr" style:font-size-complex="12pt" style:language-complex="fa" style:country-complex="IR" style:font-style-complex="italic"/>
    </style:style>
    <style:style style:name="T11" style:family="text">
      <style:text-properties style:font-name="Arial" fo:font-size="12pt" fo:font-style="italic" style:text-underline-style="solid" style:text-underline-width="auto" style:text-underline-color="font-color" fo:background-color="#ffff00" loext:char-shading-value="0" style:font-size-asian="12pt" style:font-style-asian="italic" style:font-name-complex="B Badr" style:font-size-complex="12pt" style:language-complex="fa" style:country-complex="IR" style:font-style-complex="italic"/>
    </style:style>
    <style:style style:name="T12" style:family="text">
      <style:text-properties style:font-name="Arial" fo:font-size="12pt" fo:font-style="italic" fo:font-weight="bold" style:font-size-asian="12pt" style:font-style-asian="italic" style:font-weight-asian="bold" style:font-name-complex="B Badr" style:font-size-complex="12pt" style:language-complex="fa" style:country-complex="IR" style:font-style-complex="italic" style:font-weight-complex="bold"/>
    </style:style>
    <style:style style:name="T13" style:family="text">
      <style:text-properties style:font-name="Arial" fo:font-size="12pt" fo:font-style="italic" fo:font-weight="bold" fo:background-color="#ffff00" loext:char-shading-value="0" style:font-size-asian="12pt" style:font-style-asian="italic" style:font-weight-asian="bold" style:font-name-complex="B Badr" style:font-size-complex="12pt" style:language-complex="fa" style:country-complex="IR" style:font-style-complex="italic" style:font-weight-complex="bold"/>
    </style:style>
    <style:style style:name="T14" style:family="text">
      <style:text-properties style:font-name="Times New Roman" fo:font-size="12pt" style:font-size-asian="12pt" style:font-name-complex="Times New Roman1" style:font-size-complex="12pt" style:language-complex="fa" style:country-complex="IR"/>
    </style:style>
    <style:style style:name="T15" style:family="text">
      <style:text-properties fo:font-size="12pt" style:font-size-asian="12pt" style:font-name-complex="B Badr" style:font-size-complex="12pt"/>
    </style:style>
    <style:style style:name="T16" style:family="text">
      <style:text-properties fo:font-size="12pt" fo:font-weight="bold" style:font-size-asian="12pt" style:font-weight-asian="bold" style:font-name-complex="B Badr"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وَ <text:span text:style-name="Emphasis">أَنْزَلْنٰا مِنَ السَّمٰاءِ مٰاءً بِقَدَرٍ</text:span></text:p>
      <text:p text:style-name="P9"><text:span text:style-name="T1">نرم‌</text:span><text:span text:style-name="T2">افزار سو-بان یا قدر (Gadar)</text:span></text:p>
      <text:p text:style-name="P8"/>
      <text:p text:style-name="P2"><text:span text:style-name="T3">ذی‌نفعان:</text:span><text:span text:style-name="T4"> شرکت مدیریت منابع آب </text:span><text:span text:style-name="T14">–</text:span><text:span text:style-name="T4"> مهندس آهویی، شرکت‌های آب منطقه‌ای - درآمد</text:span></text:p>
      <text:p text:style-name="P2"><text:span text:style-name="T3">استفاده‌کنندگان</text:span><text:span text:style-name="T4">: شرکت‌های آب منطقه‌ای (آب‌فرما)، (احتمالا کارگزاران بازارهای آب)</text:span></text:p>
      <text:p text:style-name="P2"><text:span text:style-name="T3">مساله</text:span><text:span text:style-name="T4">: </text:span><text:span text:style-name="T15">تکمیل سیستم گردش کار و اطلاعات در بهره‌برداری منابع آب، تکمیل اطلاعات و ایجاد نظام حسابداری آب و سهم‌آبه</text:span></text:p>
      <text:p text:style-name="P2"><text:span text:style-name="T16">اهداف</text:span><text:span text:style-name="T15">: </text:span></text:p>
      <text:list xml:id="list2594835452" text:style-name="WWNum1">
        <text:list-item>
          <text:p text:style-name="P13">شفاف‌سازی سهم‌آبه‌ها</text:p>
        </text:list-item>
        <text:list-item>
          <text:p text:style-name="P13">مشخص نمودن تعداد چاه‌های مجاز، نوع کاربری، حجم برداشت آب</text:p>
        </text:list-item>
        <text:list-item>
          <text:p text:style-name="P13">انتقال احساس مالکیت و مسئولیت سهم‌آبه‌های سالیانه به چاه‌وندان</text:p>
        </text:list-item>
        <text:list-item>
          <text:p text:style-name="P13">ایجاد ارزش و حساسیت برای هرمترمکعب آب</text:p>
        </text:list-item>
        <text:list-item>
          <text:p text:style-name="P13">ایجاد نظام حسابداری سهم‌آبه و آب</text:p>
        </text:list-item>
        <text:list-item>
          <text:p text:style-name="P13">وصول مطالبات قانونی شرکت‌های آب منطقه‌ای و دولت</text:p>
        </text:list-item>
      </text:list>
      <text:p text:style-name="P2"><text:span text:style-name="T3">بهره‌برداران از نرم‌افزار</text:span><text:span text:style-name="T4">:</text:span></text:p>
      <text:list xml:id="list2747196352" text:style-name="WWNum2">
        <text:list-item>
          <text:p text:style-name="P16">آب‌فرما</text:p>
          <text:list>
            <text:list-item>
              <text:p text:style-name="P11"><text:span text:style-name="T3">گزارش</text:span><text:span text:style-name="T4">: <text:s/>هر لحظه می‌تواند کل سهم‌آب موجود در بانک، سهم‌آبه منتقل شده به کنتور و یا بازار در بازه‌‍‌های زمانی دلخواه به تفکیک نوع مصرف و همچنین وضعیت و گردش تک‌تک حساب‌های بانک را مشاهده کند.</text:span></text:p>
            </text:list-item>
            <text:list-item>
              <text:p text:style-name="P11"><text:span text:style-name="T3">تنظیمات</text:span><text:span text:style-name="T4">: آب‌فرما می‌تواند سهم‌آبه قابل‌فروش سالیانه، سقف سهم‌آبه قابل خرید سالیانه و کل سهم‌آبه سالیانه تک‌تک حساب‌ها را در نرم‌افزار تعریف و یا تغییر دهد. عدد سهم‌آبه سالیانه با توجه به پروانه بهره‌برداری تمدید و اصلاح و تعدیل شده و با توجه به فرمول توافق شده به صورت فایل یا در قالب یک API از نرم‌افزار ساماب به بانک منتقل می شود. عدد بدهی مالی گذشته چاه‌وند، زمان اعتبار بدهی، فرمول محاسبه حق‌النظاره سال جاری و ... نیز توسط آب‌فرما در نرم‌افزار تنظیم می‌شود.</text:span></text:p>
            </text:list-item>
          </text:list>
        </text:list-item>
      </text:list>
      <text:p text:style-name="P5"/>
      <text:list xml:id="list30832525592302" text:continue-numbering="true" text:style-name="WWNum2">
        <text:list-item>
          <text:p text:style-name="P16">کارگزار</text:p>
          <text:list>
            <text:list-item>
              <text:p text:style-name="P11"><text:span text:style-name="T3">گزارش</text:span><text:span text:style-name="T4">: <text:s/></text:span><text:bookmark text:name="_GoBack"/><text:span text:style-name="T6">بابک مینویسد</text:span></text:p>
            </text:list-item>
            <text:list-item>
              <text:p text:style-name="P11"><text:span text:style-name="T3">تنظیمات</text:span><text:span text:style-name="T4">: منوی چاه‌وندان</text:span></text:p>
            </text:list-item>
          </text:list>
        </text:list-item>
        <text:list-item>
          <text:p text:style-name="P14">چاه‌وند</text:p>
          <text:list>
            <text:list-item>
              <text:p text:style-name="P11"><text:span text:style-name="T4">گزارش: چاه‌وند می‌تواند تمام اطلاعات مرتبط با خود و حساب تمام چاه‌های خود را مشاهده کند. گردش و سوابق چاه‌ها را ببیند. امکان انتقال سهم‌آب به/از بازار و یا به کنتور چاه، تاریخ پایان اعتبار شارژها و همچنین سقف قابل‌خرید از بازار برای هر چاه خود را مشاهده کند</text:span><text:span text:style-name="T7">. <text:s/>( ورود کاربر از منوی خودش )</text:span></text:p>
            </text:list-item>
            <text:list-item>
              <text:p text:style-name="P11"><text:soft-page-break/><text:span text:style-name="T4">تنظیمات: چاه‌وند می‌تواند اطلاعات مرتبط با چاه خود را بارگذاری کند. درخواست انتقال سهم‌آبه به بازار و یا شارژ به کنتور بنماید. </text:span><text:span text:style-name="T7">( فعلا ما ولی بعدا خودش میتونه).</text:span></text:p>
            </text:list-item>
          </text:list>
        </text:list-item>
      </text:list>
      <text:p text:style-name="P2"><text:span text:style-name="T4"><text:s/></text:span><text:span text:style-name="T3">توصیف نرم‌افزار قدر</text:span><text:span text:style-name="T4">: هر چاه در بانک سهم‌آبه دارای یک حساب است. نرم افزار قدر وظیفه مدیریت و حسابرسی بانک سهم‌آب را برعهده دارد. در این نرم‌افزار حساب چاه‌ها نگهداری می‌شوند. این حساب‌ها سالیانه به میزان سهم‌آب مجاز شارژ می‌شوند. چاه‌وندان می‌توانند گردش حساب خود و سرجمع سهم‌آب منطقه را ببینند، درخواست انتقال سهم‌آب به بازار و یا کنتور چاه خود را بدهند و یا اطلاعات مورد نیاز را بارگذاری نمایند. این نرم‌افزار می‌تواند با سامانه ساماب، سامانه صبا و همچنین رصدخانه آب در ارتباط ‌باشد.</text:span></text:p>
      <text:p text:style-name="P5">منوهای نرم افزار:</text:p>
      <text:list xml:id="list31522202" text:style-name="WWNum5">
        <text:list-item>
          <text:p text:style-name="P12"><text:span text:style-name="T9">منوهای چاه‌وند</text:span><text:span text:style-name="T4">:</text:span></text:p>
          <text:list>
            <text:list-item>
              <text:p text:style-name="P12"><text:span text:style-name="T12">منوی احراز هویت</text:span><text:span text:style-name="T4">: در این منو کاربر می‌تواند با وارد کردن شماره ملی و یا شماره تلفن موبایل درخواست </text:span><text:span text:style-name="T5">"</text:span><text:span text:style-name="T4">ارسال کد تائید هویت</text:span><text:span text:style-name="T5">"</text:span><text:span text:style-name="T4"> نماید و با وارد نمودن صحیح این کد (که برای شماره سیم کارت کاربر ارسال شده است.) وارد سایر منوهای کاربری خود شود. </text:span><text:span text:style-name="T7">OTP <text:s/>به دو شماره ارسال شود شماره خودش و ما بعنوان کارگزار پس فعلا یه شماره کارگزار هم تعریف کنیم </text:span></text:p>
            </text:list-item>
            <text:list-item>
              <text:p text:style-name="P12"><text:span text:style-name="T12">منوی خانه حساب</text:span><text:span text:style-name="T4">: در این منو اطلاعات در جدول خلاصه زیر به اختصار نمایش داده می شود و با انتخاب هر کدام از خانه‌های جدول زیر منوهای فرعی مربوطه باز می‌شوند.</text:span></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row table:style-name="Table1.1">
          <table:table-cell table:style-name="Table1.A1" office:value-type="string">
            <text:p text:style-name="P17">ردیف</text:p>
          </table:table-cell>
          <table:table-cell table:style-name="Table1.A1" office:value-type="string">
            <text:p text:style-name="P17">شماره چاه</text:p>
          </table:table-cell>
          <table:table-cell table:style-name="Table1.A1" office:value-type="string">
            <text:p text:style-name="P17">اطلاعات</text:p>
          </table:table-cell>
          <table:table-cell table:style-name="Table1.A1" office:value-type="string">
            <text:p text:style-name="P17">پروانه بهره‌برداری</text:p>
          </table:table-cell>
          <table:table-cell table:style-name="Table1.A1" office:value-type="string">
            <text:p text:style-name="P17">بانک</text:p>
          </table:table-cell>
          <table:table-cell table:style-name="Table1.A1" office:value-type="string">
            <text:p text:style-name="P17">کنتور</text:p>
          </table:table-cell>
          <table:table-cell table:style-name="Table1.A1" office:value-type="string">
            <text:p text:style-name="P17">بازار</text:p>
          </table:table-cell>
        </table:table-row>
        <table:table-row table:style-name="Table1.1">
          <table:table-cell table:style-name="Table1.A1" office:value-type="string">
            <text:p text:style-name="P19">۱</text:p>
          </table:table-cell>
          <table:table-cell table:style-name="Table1.A1" office:value-type="string">
            <text:p text:style-name="P19">۷۳۶۸۰</text:p>
          </table:table-cell>
          <table:table-cell table:style-name="Table1.A1" office:value-type="string">
            <text:p text:style-name="P17">تکمیل</text:p>
          </table:table-cell>
          <table:table-cell table:style-name="Table1.A1" office:value-type="string">
            <text:p text:style-name="P19">۱۴۰۱/۰۹/۱۴</text:p>
          </table:table-cell>
          <table:table-cell table:style-name="Table1.A1" office:value-type="string">
            <text:p text:style-name="P17">تکمیل</text:p>
          </table:table-cell>
          <table:table-cell table:style-name="Table1.A1" office:value-type="string">
            <text:p text:style-name="P17">ناقص</text:p>
          </table:table-cell>
          <table:table-cell table:style-name="Table1.A1" office:value-type="string">
            <text:p text:style-name="P17">تکمیل</text:p>
          </table:table-cell>
        </table:table-row>
        <table:table-row table:style-name="Table1.1">
          <table:table-cell table:style-name="Table1.A1" office:value-type="string">
            <text:p text:style-name="P19">۲</text:p>
          </table:table-cell>
          <table:table-cell table:style-name="Table1.A1" office:value-type="string">
            <text:p text:style-name="P19">۷۵۸۹۰</text:p>
          </table:table-cell>
          <table:table-cell table:style-name="Table1.A1" office:value-type="string">
            <text:p text:style-name="P17">ناقص</text:p>
          </table:table-cell>
          <table:table-cell table:style-name="Table1.A1" office:value-type="string">
            <text:p text:style-name="P17">ناقص</text:p>
          </table:table-cell>
          <table:table-cell table:style-name="Table1.A1" office:value-type="string">
            <text:p text:style-name="P17">خوداظهاری</text:p>
          </table:table-cell>
          <table:table-cell table:style-name="Table1.A1" office:value-type="string">
            <text:p text:style-name="P17">بانک</text:p>
          </table:table-cell>
          <table:table-cell table:style-name="Table1.A1" office:value-type="string">
            <text:p text:style-name="P17">کنتور</text:p>
          </table:table-cell>
        </table:table-row>
        <table:table-row table:style-name="Table1.1">
          <table:table-cell table:style-name="Table1.A1" office:value-type="string">
            <text:p text:style-name="P19">۳</text:p>
          </table:table-cell>
          <table:table-cell table:style-name="Table1.A1" office:value-type="string">
            <text:p text:style-name="P19">۱۲۳۴۵۶</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7">نمایندگی</text:p>
          </table:table-cell>
          <table:table-cell table:style-name="Table1.A1" office:value-type="string">
            <text:p text:style-name="P17">بازار</text:p>
          </table:table-cell>
          <table:table-cell table:style-name="Table1.A1" office:value-type="string">
            <text:p text:style-name="P17">ناقص</text:p>
          </table:table-cell>
        </table:table-row>
      </table:table>
      <text:p text:style-name="P3"/>
      <text:list xml:id="list30832565301166" text:continue-numbering="true" text:style-name="WWNum5">
        <text:list-item>
          <text:list>
            <text:list-item>
              <text:p text:style-name="P12"><text:span text:style-name="T13">منوی تکمیل اطلاعات</text:span><text:span text:style-name="T4">: در این منو لیست اطلاعات وارد شده و ناقص نمایش داده می‌شود و چاه‌وند می تواند نسبت به تکمیل اطلاعات و بارگزاری فایل‌ها و مستندات اطلاعات اقدام نماید. ثبت نهایی این اطلاعات منوط به راستی‌آزمایی و تائید آنها توسط کارگزار خواهد بود.</text:span></text:p>
            </text:list-item>
            <text:list-item>
              <text:p text:style-name="P12"><text:span text:style-name="T13">منوی پروانه بهره‌برداری</text:span><text:span text:style-name="T4">: </text:span></text:p>
            </text:list-item>
            <text:list-item>
              <text:p text:style-name="P12"><text:span text:style-name="T13">منوی کنتور</text:span><text:span text:style-name="T4">: </text:span></text:p>
            </text:list-item>
            <text:list-item>
              <text:p text:style-name="P12"><text:span text:style-name="T13">منوی بازار</text:span><text:span text:style-name="T4">: </text:span></text:p>
              <text:list>
                <text:list-item>
                  <text:p text:style-name="P12"><text:span text:style-name="T11">منوی کنتور</text:span><text:span text:style-name="T8">:</text:span></text:p>
                </text:list-item>
                <text:list-item>
                  <text:p text:style-name="P12"><text:span text:style-name="T11">منوی افراز</text:span><text:span text:style-name="T8">:</text:span></text:p>
                </text:list-item>
                <text:list-item>
                  <text:p text:style-name="P12"><text:span text:style-name="T11">منوی تعهد آب‌بران</text:span><text:span text:style-name="T8">:</text:span></text:p>
                </text:list-item>
                <text:list-item>
                  <text:p text:style-name="P12"><text:span text:style-name="T10">منوی ادعای بهره‌وری</text:span><text:span text:style-name="T4"> : در این منو چاه‌وند می‌تواند براساس اطلاعاتی که قبلا در فرم خوداظهاری انجام داده است، ادعا کند که با افزایش راندمان و بهره‌وری با آب کمتری محصول خود را تولید کرده‌است. در این فرم متعهد می‌شود که اسناد مثبته افزایش بهره‌وری را تحویل دهد. (تا زمان تصویب شیوه‌نامه‌ای متفاوت توسط کارگروه بازار) با تایید این ادعا توسط </text:span><text:soft-page-break/><text:span text:style-name="T4">کارگزار، چاه‌وند مجوز انتقال بخشی از سهم‌آب سالیانه خود را (در سال اول ده درصد) به بازار بهره‌وری دریافت خواهد نمود.</text:span></text:p>
                </text:list-item>
              </text:list>
            </text:list-item>
            <text:list-item>
              <text:p text:style-name="P12"><text:span text:style-name="T13">منوی خوداظهاری</text:span><text:span text:style-name="T4">: </text:span></text:p>
            </text:list-item>
            <text:list-item>
              <text:p text:style-name="P12"><text:span text:style-name="T13">منوی نمایندگی</text:span><text:span text:style-name="T4">: </text:span></text:p>
            </text:list-item>
            <text:list-item>
              <text:p text:style-name="P12"><text:span text:style-name="T12">منوی انتقال به بازار</text:span><text:span text:style-name="T4">: </text:span></text:p>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
          </table:table-cell>
          <table:table-cell table:style-name="Table2.A1" office:value-type="string">
            <text:p text:style-name="P18">سقف قابل انتقال سالیانه</text:p>
          </table:table-cell>
          <table:table-cell table:style-name="Table2.A1" office:value-type="string">
            <text:p text:style-name="P18">مقدار مجاز باقیمانده</text:p>
          </table:table-cell>
          <table:table-cell table:style-name="Table2.A1" office:value-type="string">
            <text:p text:style-name="P18">انتقال به بازار</text:p>
          </table:table-cell>
        </table:table-row>
        <table:table-row table:style-name="Table2.1">
          <table:table-cell table:style-name="Table2.A1" office:value-type="string">
            <text:p text:style-name="P18">بازار اولیه</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18">بازار ثانویه</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
      <text:p text:style-name="P4"/>
      <text:p text:style-name="P1"><text:span text:style-name="T4">عدد </text:span><text:span text:style-name="T5">"</text:span><text:span text:style-name="T4">انتقال به بازار</text:span><text:span text:style-name="T5">"</text:span><text:span text:style-name="T4"> توسط چاه‌وند وارد می‌شود که سقف‌اش محدود به </text:span><text:span text:style-name="T5">"</text:span><text:span text:style-name="T4">مقدار مجاز باقیمانده</text:span><text:span text:style-name="T5">"</text:span><text:span text:style-name="T4"> است (</text:span><text:span text:style-name="T5">"</text:span><text:span text:style-name="T4">مقدار مجاز باقیمانده</text:span><text:span text:style-name="T5">"</text:span><text:span text:style-name="T4">، عدد کوچکتر از بین </text:span><text:span text:style-name="T5">"</text:span><text:span text:style-name="T4">سقف قابل انتقال سالیانه</text:span><text:span text:style-name="T5">"</text:span><text:span text:style-name="T4"> و </text:span><text:span text:style-name="T5">"</text:span><text:span text:style-name="T4">کل سهم‌آب باقیمانده</text:span><text:span text:style-name="T5">"</text:span><text:span text:style-name="T4"> در حساب چاه است.) و با فشردن کلید </text:span><text:span text:style-name="T5">"</text:span><text:span text:style-name="T4">صدور توکن فروش</text:span><text:span text:style-name="T5">"</text:span><text:span text:style-name="T4">، سهم‌آب از حساب چاه کسر و توکن (شامل EC چاه) برای انتقال به بازار تولید می‌کند. در این منو چاه‌وند می‌تواند میان‌بر دسترسی به منوی </text:span><text:span text:style-name="T5">"</text:span><text:span text:style-name="T4">ادعای بهره‌وری</text:span><text:span text:style-name="T5">"</text:span><text:span text:style-name="T4"> را نیز مشاهده کند. </text:span></text:p>
      <text:list xml:id="list30833509999360" text:continue-numbering="true" text:style-name="WWNum5">
        <text:list-item>
          <text:list>
            <text:list-item>
              <text:p text:style-name="P12"><text:span text:style-name="T12">منوی حساب چاه</text:span><text:span text:style-name="T4">: با کلیک روی هر یک از شماره چاه‌های موجود در منوی </text:span><text:span text:style-name="T5">"</text:span><text:span text:style-name="T4">خانه</text:span><text:span text:style-name="T5">"</text:span><text:span text:style-name="T4"> چاه‌وند وارد در این منو می‌شود و می‌توانداطلاعات زیر را‌ مشاهده ‌نماید:</text:span></text:p>
              <text:list>
                <text:list-item>
                  <text:p text:style-name="P12"><text:span text:style-name="T10">اطلاعات کلی چاه</text:span><text:span text:style-name="T4">:</text:span></text:p>
                  <text:list>
                    <text:list-item>
                      <text:p text:style-name="P15">EC<text:tab/><text:tab/><text:tab/></text:p>
                    </text:list-item>
                    <text:list-item>
                      <text:p text:style-name="P15">UTM</text:p>
                    </text:list-item>
                    <text:list-item>
                      <text:p text:style-name="P20">...</text:p>
                    </text:list-item>
                  </text:list>
                </text:list-item>
                <text:list-item>
                  <text:p text:style-name="P12"><text:span text:style-name="T10">اطلاعات پروانه</text:span><text:span text:style-name="T4">:</text:span></text:p>
                  <text:list>
                    <text:list-item>
                      <text:p text:style-name="P20">...</text:p>
                    </text:list-item>
                  </text:list>
                </text:list-item>
                <text:list-item>
                  <text:p text:style-name="P12"><text:span text:style-name="T10">شارژ سالیانه</text:span><text:span text:style-name="T4">:</text:span></text:p>
                  <text:list>
                    <text:list-item>
                      <text:p text:style-name="P15">حجم شارژ</text:p>
                    </text:list-item>
                    <text:list-item>
                      <text:p text:style-name="P15">تاریخ شروع و پایان سال آبی چاه</text:p>
                    </text:list-item>
                  </text:list>
                </text:list-item>
                <text:list-item>
                  <text:p text:style-name="P12"><text:span text:style-name="T10">اطلاعات حساب</text:span><text:span text:style-name="T4">:</text:span></text:p>
                  <text:list>
                    <text:list-item>
                      <text:p text:style-name="P15">شارژ باقیمانده در حساب : با فشردن کلید کنار این عدد می تواند سابقه گردش حساب و تاریخ پایان اعتبار سهم‌آبه‌های مختلف در این حساب را مشاهده کند. (سهم‌آبه‌های خریداری شده از بازار هریک می‌توانند تاریخ متفاوتی داشته باشند.) در این منو چاه‌وند می‌تواند برای گزارش خود بازه زمانی مختلف انتخاب کند و یا تنها گزارش توکن‌های خرید، فروش، انتقال به کنتور و یا ... <text:s/>مشاهده نماید.</text:p>
                    </text:list-item>
                    <text:list-item>
                      <text:p text:style-name="P15">سقف شارژ قابل خرید سالیانه : با فشردن کلید کنار این عدد توکن خرید از بازار تولید می‌شود. این توکن در بازار مجوز خرید را تعیین خواهد نمود.</text:p>
                    </text:list-item>
                    <text:list-item>
                      <text:p text:style-name="P15">سقف شارژ قابل فروش در هر یک از بازارها</text:p>
                    </text:list-item>
                    <text:list-item>
                      <text:p text:style-name="P15">شارژ انتقال یافته به هر یک بازار ها <text:s/></text:p>
                    </text:list-item>
                    <text:list-item>
                      <text:p text:style-name="P15">شارژ انتقال یافته از هریک از بازارها</text:p>
                    </text:list-item>
                  </text:list>
                </text:list-item>
                <text:list-item>
                  <text:p text:style-name="P12"><text:soft-page-break/><text:span text:style-name="T10">در خواست شارژ کنتور</text:span><text:span text:style-name="T4">: در این منو چاه‌وند می‌تواند بخشی از شارژ باقیمانده در حساب خود را به کنتور چاه منتقل کند. در صورتیکه در حساب چاه چندین سهم‌آب با تاریخ های مختلف وجود داشته باشد شارژ انتقال داده شده از سهم‌آبه‌ها با تاریخ انقضای کمتر کسر خواهد شد.</text:span></text:p>
                </text:list-item>
                <text:list-item>
                  <text:p text:style-name="P12"><text:span text:style-name="T10">درخواست انتقال به بازار</text:span><text:span text:style-name="T4"> : وارد منوی انتقال به بازار می‌شود.</text:span></text:p>
                </text:list-item>
              </text:list>
            </text:list-item>
          </text:list>
        </text:list-item>
        <text:list-item>
          <text:p text:style-name="P21">منوی کارگزار :</text:p>
          <text:list>
            <text:list-item>
              <text:p text:style-name="P12"><text:span text:style-name="T12">منوی ورود به حساب چاه‌وند: </text:span><text:span text:style-name="T4">با انتخاب ورود به این منو کارگزار می تواند با وارد کردن شماره موبایل و یا کد ملی چاه‌وند درخواست </text:span><text:span text:style-name="T5">"</text:span><text:span text:style-name="T4">ارسال کد تائید هویت</text:span><text:span text:style-name="T5">"</text:span><text:span text:style-name="T4"> بنماید و با وارد کردن کدی که به شماره موبایل چاه‌وند ارسال می شود وارد حساب کاربری چاه‌وند بشود. در این منو کارگزار دارای تمام دسترسی‌های چاه‌وند خواهد بود علاوه براین می تواند نسبت به تائید تمام مدارک و یا درخواست‌های چاه‌وند اقدام نماید. بدیهی است در لاگی که از تغییرات در سیستم ثبت می‌شود مشخص خواهد بود که تغییرات را دقیقا چه کسی انجام داده است و در چه ساعت و تاریخی.</text:span></text:p>
            </text:list-item>
            <text:list-item>
              <text:p text:style-name="P12"><text:span text:style-name="T12">منوی تائید درخواست‌ها:</text:span><text:span text:style-name="T4"> در این منو کارگزار می‌تواند لیست تمام مدارک تغییر یافته توسط چاه‌وندان را مشاهده و در صورت لزوم مدارک را تائید و یا رد نماید. هر گونه تغییر در وضعیت هر مدرک بهره‌بردار توسط پیامک به اطلاع‌اش می رسد.</text:span></text:p>
            </text:list-item>
            <text:list-item>
              <text:p text:style-name="P22">منوی تعریف چاه‌وند جدید</text:p>
            </text:list-item>
            <text:list-item>
              <text:p text:style-name="P23">منوی دریافت گزارش:</text:p>
              <text:list>
                <text:list-item>
                  <text:p text:style-name="P12"><text:span text:style-name="T12">گزارش گردش حساب چاه‌ها: </text:span><text:span text:style-name="T4">در این منو</text:span><text:span text:style-name="T12"> کارگزار می‌تواند تمام گردش حساب‌ها را مشاهده کند. در این منو می‌تواند گردش یک حساب مشخص، دسته‌ای از حساب‌ها (مثلا حساب‌های شرب، حساب‌های دارای EC در یک محدوده مشخص، حساب‌های چاه‌های واقع در یک محدوده جغرافیایی و <text:s/>... )، گردش ورود و خروج به/از بازار، گردش انتقال شارژ به کنتورها و ... را مشاهده کند و از این گزارش‌ها می‌تواند خروجی اکسل تهیه نماید.</text:span></text:p>
                </text:list-item>
                <text:list-item>
                  <text:p text:style-name="P23">گزارش تکمیل اطلاعات: در این منو می‌تواند گزارش وضعیت پروانه‌های بهره‌برداری، خوداظهاری، وضعیت کنتور و ... را با انواع فیلترها (مانند گردش حساب) را دریافت و در صورت لزوم خروجی اکسل دریافت کند.</text:p>
                </text:list-item>
                <text:list-item>
                  <text:p text:style-name="P23">گزارش تنظیمات پایه: در این منو کارگزار می‌تواند تنظیمات پایه‌ای پیش‌فرض را برای دسته‌های مختلف چاه‌ها مشاهده کند در این منو چاه‌هایی در هر دسته که تنظیمات پایه‌ای متفاوتی دارند با ذکر تاریخ و کاربری که تنظیمات را اصلاح نموده است قابل‌مشاهده خواهد بود.</text:p>
                </text:list-item>
              </text:list>
            </text:list-item>
            <text:list-item>
              <text:p text:style-name="P12"><text:span text:style-name="T12">منوی تنظیمات پایه: در این منو می‌تواند اعداد و ضرایب پیش‌فرض مانند فرمول سهم‌آب سالیانه، سهم‌آب قابل خرید و یا فروش در هریک از بازارها و ... <text:s/>را مشاهده و برای یک، دسته‌ای یا همه چاه‌ها تغییر دهد. </text:span></text:p>
            </text:list-item>
          </text:list>
        </text:list-item>
        <text:list-item>
          <text:p text:style-name="P23">منوی آب‌فرما: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 Badr" svg:font-family="'B Bad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sen Taravat</meta:initial-creator>
    <meta:editing-cycles>41</meta:editing-cycles>
    <meta:creation-date>2022-11-14T13:58:00</meta:creation-date>
    <dc:date>2023-01-27T03:08:32.048799794</dc:date>
    <meta:editing-duration>P4DT1H53M57S</meta:editing-duration>
    <meta:generator>LibreOffice/7.3.7.2$Linux_X86_64 LibreOffice_project/30$Build-2</meta:generator>
    <meta:document-statistic meta:table-count="2" meta:image-count="0" meta:object-count="0" meta:page-count="4" meta:paragraph-count="98" meta:word-count="1393" meta:character-count="7128" meta:non-whitespace-character-count="5867"/>
    <meta:user-defined meta:name="AppVersion">16.0000</meta:user-defined>
    <meta:template xlink:type="simple" xlink:actuate="onRequest" xlink:title="Normal" xlink:href=""/>
  </office:meta>
</office:document-meta>
</file>